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f39" officeooo:paragraph-rsid="00079f39"/>
    </style:style>
    <style:style style:name="P2" style:family="paragraph" style:parent-style-name="Standard">
      <style:text-properties fo:font-weight="bold" officeooo:rsid="00079f39" officeooo:paragraph-rsid="00079f39" style:font-weight-asian="bold" style:font-weight-complex="bold"/>
    </style:style>
    <style:style style:name="P3" style:family="paragraph" style:parent-style-name="Standard">
      <style:text-properties fo:font-weight="bold" officeooo:rsid="0008320c" officeooo:paragraph-rsid="0008320c" style:font-weight-asian="bold" style:font-weight-complex="bold"/>
    </style:style>
    <style:style style:name="P4" style:family="paragraph" style:parent-style-name="Standard">
      <style:text-properties officeooo:rsid="0008320c" officeooo:paragraph-rsid="0008320c"/>
    </style:style>
    <style:style style:name="P5" style:family="paragraph" style:parent-style-name="Standard">
      <style:text-properties fo:font-weight="normal" officeooo:rsid="0008320c" officeooo:paragraph-rsid="0008320c" style:font-weight-asian="normal" style:font-weight-complex="normal"/>
    </style:style>
    <style:style style:name="P6" style:family="paragraph" style:parent-style-name="Standard">
      <style:text-properties fo:font-weight="normal" officeooo:rsid="0008320c" officeooo:paragraph-rsid="0008320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08b29" officeooo:paragraph-rsid="00108b29" style:font-weight-asian="normal" style:font-weight-complex="normal"/>
    </style:style>
    <style:style style:name="P8" style:family="paragraph" style:parent-style-name="Standard">
      <style:text-properties officeooo:rsid="0008320c" officeooo:paragraph-rsid="0008320c"/>
    </style:style>
    <style:style style:name="T1" style:family="text">
      <style:text-properties officeooo:rsid="0008320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08320c" style:font-weight-asian="bold" style:font-weight-complex="bold"/>
    </style:style>
    <style:style style:name="T4" style:family="text">
      <style:text-properties officeooo:rsid="000a18e6"/>
    </style:style>
    <style:style style:name="T5" style:family="text">
      <style:text-properties officeooo:rsid="0014279e"/>
    </style:style>
    <style:style style:name="T6" style:family="text">
      <style:text-properties officeooo:rsid="001ae187"/>
    </style:style>
    <style:style style:name="T7" style:family="text">
      <style:text-properties officeooo:rsid="001f0ff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marker-start="Line_20_Arrow" draw:textarea-horizontal-align="justify" draw:textarea-vertical-align="middle" draw:auto-grow-height="false" fo:min-height="0.542cm" fo:min-width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Line_20_Arrow" draw:textarea-horizontal-align="justify" draw:textarea-vertical-align="middle" draw:auto-grow-height="false" fo:min-height="0.52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Line_20_Arrow" draw:textarea-horizontal-align="justify" draw:textarea-vertical-align="middle" draw:auto-grow-height="false" fo:min-height="0.522cm" fo:min-width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Line_20_Arrow" draw:textarea-horizontal-align="justify" draw:textarea-vertical-align="middle" draw:auto-grow-height="false" fo:min-height="0.714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Line_20_Arrow" draw:textarea-horizontal-align="justify" draw:textarea-vertical-align="middle" draw:auto-grow-height="false" fo:min-height="0.773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Line_20_Arrow" draw:textarea-horizontal-align="justify" draw:textarea-vertical-align="middle" draw:auto-grow-height="false" fo:min-height="0.079cm" fo:min-width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Describe your current projects in detail?</text:p>
      <text:p text:style-name="P4">Ans:My current project is Implement a custom plugin for stagefright and integrate that with android /linux framework.</text:p>
      <text:p text:style-name="P4">For this We are using Dragon board.</text:p>
      <text:p text:style-name="P4">First Porting the android into dragon board.</text:p>
      <text:p text:style-name="P4">Searching for an application/player which uses stagefright playback engine.</text:p>
      <text:p text:style-name="P4">Integrate the bellagio plugin with the android frame work.</text:p>
      <text:p text:style-name="P2">2.Explain the Project with an architecture diagram and blow up the HLD and LLD of the same?</text:p>
      <text:p text:style-name="P1"><text:span text:style-name="T3">Ans</text:span><text:span text:style-name="T1">:</text:span></text:p>
      <text:p text:style-name="P3">Architecture Diagram:</text:p>
      <text:p text:style-name="P3"><text:tab/><text:tab/><text:tab/><text:tab/><text:span text:style-name="T2">Applications</text:span></text:p>
      <text:p text:style-name="P5"><draw:custom-shape text:anchor-type="paragraph" draw:z-index="0" draw:name="Shape1" draw:style-name="gr1" svg:width="0.066cm" svg:height="0.618cm" svg:x="5.9cm" svg:y="0.0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 <text:s text:c="3"/></text:p>
      <text:p text:style-name="P5"><draw:custom-shape text:anchor-type="paragraph" draw:z-index="6" draw:name="Shape7" draw:style-name="gr6" svg:width="1.235cm" svg:height="0.154cm" svg:x="3.584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span text:style-name="T4">Audio/Video </text:span><text:tab/><text:tab/>Stage fright </text:p>
      <text:p text:style-name="P5"><draw:custom-shape text:anchor-type="paragraph" draw:z-index="1" draw:name="Shape2" draw:style-name="gr2" svg:width="0.045cm" svg:height="0.595cm" svg:x="5.856cm" svg:y="0.01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/text:p>
      <text:p text:style-name="P5"><draw:custom-shape text:anchor-type="paragraph" draw:z-index="2" draw:name="Shape3" draw:style-name="gr3" svg:width="0.022cm" svg:height="0.597cm" svg:x="5.812cm" svg:y="0.4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OpenMax IL</text:p>
      <text:p text:style-name="P5"><text:tab/></text:p>
      <text:p text:style-name="P5"><draw:custom-shape text:anchor-type="paragraph" draw:z-index="3" draw:name="Shape4" draw:style-name="gr1" svg:width="0.066cm" svg:height="0.618cm" svg:x="5.812cm" svg:y="0.4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Codec Libraries</text:p>
      <text:p text:style-name="P5"/>
      <text:p text:style-name="P5"><text:tab/><text:tab/><text:tab/><text:tab/>Media Driver</text:p>
      <text:p text:style-name="P5"><draw:custom-shape text:anchor-type="paragraph" draw:z-index="4" draw:name="Shape5" draw:style-name="gr4" svg:width="0.045cm" svg:height="0.816cm" svg:x="5.636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text:tab/><text:tab/><text:tab/><text:tab/>Kernel</text:p>
      <text:p text:style-name="P5"><draw:custom-shape text:anchor-type="paragraph" draw:z-index="5" draw:name="Shape6" draw:style-name="gr5" svg:width="0.154cm" svg:height="0.883cm" svg:x="5.283cm" svg:y="0.1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/text:p>
      <text:p text:style-name="P5"/>
      <text:p text:style-name="P5"><text:tab/><text:tab/><text:tab/><text:tab/>H/w SOC</text:p>
      <text:p text:style-name="P5"/>
      <text:list xml:id="list1461884943287798999" text:style-name="L1">
        <text:list-item>
          <text:p text:style-name="P7">Stage Fright is a playback engine which uses internally Openmax integration layer.</text:p>
        </text:list-item>
        <text:list-item>
          <text:p text:style-name="P7">Stage fright will be used to synchronize the audio and video.</text:p>
        </text:list-item>
        <text:list-item>
          <text:p text:style-name="P7">Whenever the media file comes from the application first it will decode that media type i.e,mp3 or mp4</text:p>
        </text:list-item>
        <text:list-item>
          <text:p text:style-name="P7">Based on that it will enable that particular driver.</text:p>
        </text:list-item>
        <text:list-item>
          <text:p text:style-name="P7">It will synchronize that particular audio with that particular video file.</text:p>
        </text:list-item>
      </text:list>
      <text:p text:style-name="P5"><text:tab/></text:p>
      <text:p text:style-name="P5"><text:tab/><text:tab/><text:tab/><text:tab/></text:p>
      <text:p text:style-name="P2">3.Is there anything which you don’t like in the project and how do you think we can make things better?</text:p>
      <text:p text:style-name="P4">Ans:</text:p>
      <text:p text:style-name="P4"><text:tab/><text:span text:style-name="T7">Nothing Like that</text:span></text:p>
      <text:p text:style-name="P2">4.How do you see yourself in the next 1-2 years?</text:p>
      <text:p text:style-name="P3">Ans:<text:span text:style-name="T2">Deployed in client location and try to rollover in that pl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6:08:44.930618525</meta:creation-date>
    <meta:generator>LibreOffice/5.1.6.2$Linux_X86_64 LibreOffice_project/10m0$Build-2</meta:generator>
    <dc:date>2017-12-27T16:29:24.581438588</dc:date>
    <meta:editing-duration>PT19M57S</meta:editing-duration>
    <meta:editing-cycles>10</meta:editing-cycles>
    <meta:document-statistic meta:table-count="0" meta:image-count="0" meta:object-count="0" meta:page-count="1" meta:paragraph-count="32" meta:word-count="199" meta:character-count="1235" meta:non-whitespace-character-count="1020"/>
  </office:meta>
</office:document-meta>
</file>